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75ba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e3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b5e08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c0598e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1061" svg:stroke-width="0.019cm" svg:stroke-color="#000000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1062" svg:stroke-width="0.019cm" svg:stroke-color="#000000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1063" svg:stroke-width="0.019cm" svg:stroke-color="#000000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106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106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none" draw:stroke-dash="Dashed_20__28_var_29__20_1066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height="true" draw:auto-grow-width="true" fo:min-height="0.38cm" fo:min-width="0.224cm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none" draw:stroke-dash="Dashed_20__28_var_29__20_1067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height="true" draw:auto-grow-width="true" fo:min-height="0.38cm" fo:min-width="0.226cm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none" draw:stroke-dash="Dashed_20__28_var_29__20_1068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height="true" draw:auto-grow-width="true" fo:min-height="0.38cm" fo:min-width="0.224c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none" draw:stroke-dash="Dashed_20__28_var_29__20_1069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height="true" draw:auto-grow-width="true" fo:min-height="0.38cm" fo:min-width="1.096cm" fo:padding-top="0cm" fo:padding-bottom="0cm" fo:padding-left="0cm" fo:padding-right="0cm" draw:shadow="hidden" draw:shadow-offset-x="0.3cm" draw:shadow-offset-y="0.3cm" draw:shadow-color="#808080"/>
    </style:style>
    <style:style style:name="gr14" style:family="graphic" style:parent-style-name="standard">
      <style:graphic-properties draw:stroke="none" draw:stroke-dash="Dashed_20__28_var_29__20_1070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height="true" draw:auto-grow-width="true" fo:min-height="0.38cm" fo:min-width="1.097cm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>
      <style:graphic-properties draw:stroke="none" draw:stroke-dash="Dashed_20__28_var_29__20_1071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height="true" draw:auto-grow-width="true" fo:min-height="0.38cm" fo:min-width="0.799cm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1072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draw:stroke-dash="Dashed_20__28_var_29__20_1073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solid" draw:stroke-dash="Dashed_20__28_var_29__20_1074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solid" draw:stroke-dash="Dashed_20__28_var_29__20_107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solid" draw:stroke-dash="Dashed_20__28_var_29__20_107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>
      <style:graphic-properties draw:stroke="none" draw:stroke-dash="Dashed_20__28_var_29__20_1077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height="true" draw:auto-grow-width="true" fo:min-height="0.38cm" fo:min-width="0.998cm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>
      <style:graphic-properties draw:stroke="none" draw:stroke-dash="Dashed_20__28_var_29__20_1078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height="true" draw:auto-grow-width="true" fo:min-height="0.38cm" fo:min-width="0.998cm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>
      <style:graphic-properties draw:stroke="none" draw:stroke-dash="Dashed_20__28_var_29__20_1079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height="true" draw:auto-grow-width="true" fo:min-height="0.38cm" fo:min-width="0.998cm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>
      <style:graphic-properties draw:stroke="none" draw:stroke-dash="Dashed_20__28_var_29__20_1080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height="true" draw:auto-grow-width="true" fo:min-height="0.38cm" fo:min-width="0.25cm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>
      <style:graphic-properties draw:stroke="none" draw:stroke-dash="Dashed_20__28_var_29__20_1081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height="true" draw:auto-grow-width="true" fo:min-height="0.38cm" fo:min-width="0.187cm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>
      <style:graphic-properties draw:stroke="none" draw:stroke-dash="Dashed_20__28_var_29__20_1082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height="true" draw:auto-grow-width="true" fo:min-height="0.38cm" fo:min-width="0.205cm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>
      <style:graphic-properties draw:stroke="solid" draw:stroke-dash="Dashed_20__28_var_29__20_108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>
      <style:graphic-properties draw:stroke="solid" draw:stroke-dash="Dashed_20__28_var_29__20_108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>
      <style:graphic-properties draw:stroke="solid" draw:stroke-dash="Dashed_20__28_var_29__20_108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>
      <style:graphic-properties draw:stroke="none" draw:stroke-dash="Dashed_20__28_var_29__20_1086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height="true" draw:auto-grow-width="true" fo:min-height="0.38cm" fo:min-width="0.998cm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>
      <style:graphic-properties draw:stroke="solid" draw:stroke-dash="Dashed_20__28_var_29__20_108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>
      <style:graphic-properties draw:stroke="solid" draw:stroke-dash="Dashed_20__28_var_29__20_108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>
      <style:graphic-properties draw:stroke="solid" draw:stroke-dash="Dashed_20__28_var_29__20_1089" svg:stroke-width="0.019cm" svg:stroke-color="#000000" draw:marker-start="" draw:marker-start-width="0.199cm" draw:marker-start-center="false" draw:marker-end="" draw:marker-end-width="0.19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4" style:family="graphic" style:parent-style-name="standard">
      <style:graphic-properties draw:stroke="solid" draw:stroke-dash="Dashed_20__28_var_29__20_1090" svg:stroke-width="0.019cm" svg:stroke-color="#000000" draw:marker-start="" draw:marker-start-width="0.199cm" draw:marker-start-center="false" draw:marker-end="" draw:marker-end-width="0.19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5" style:family="graphic" style:parent-style-name="standard">
      <style:graphic-properties draw:stroke="solid" draw:stroke-dash="Dashed_20__28_var_29__20_1091" svg:stroke-width="0.019cm" svg:stroke-color="#000000" draw:marker-start="" draw:marker-start-width="0.199cm" draw:marker-start-center="false" draw:marker-end="" draw:marker-end-width="0.19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6" style:family="graphic" style:parent-style-name="standard">
      <style:graphic-properties draw:stroke="solid" draw:stroke-dash="Dashed_20__28_var_29__20_1092" svg:stroke-width="0.019cm" svg:stroke-color="#000000" draw:marker-start="" draw:marker-start-width="0.199cm" draw:marker-start-center="false" draw:marker-end="" draw:marker-end-width="0.19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7" style:family="graphic" style:parent-style-name="standard">
      <style:graphic-properties draw:stroke="none" draw:stroke-dash="Dashed_20__28_var_29__20_1093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height="true" draw:auto-grow-width="true" fo:min-height="0.38cm" fo:min-width="1.097cm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standard">
      <style:graphic-properties draw:stroke="none" draw:stroke-dash="Dashed_20__28_var_29__20_1094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height="true" draw:auto-grow-width="true" fo:min-height="0.38cm" fo:min-width="0.799cm" fo:padding-top="0.125cm" fo:padding-bottom="0.125cm" fo:padding-left="0.25cm" fo:padding-right="0.25cm" draw:shadow="hidden" draw:shadow-offset-x="0.3cm" draw:shadow-offset-y="0.3cm" draw:shadow-color="#808080"/>
    </style:style>
    <style:style style:name="gr39" style:family="graphic" style:parent-style-name="standard">
      <style:graphic-properties draw:stroke="none" draw:stroke-dash="Dashed_20__28_var_29__20_1095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height="true" draw:auto-grow-width="true" fo:min-height="0.38cm" fo:min-width="1.097cm" fo:padding-top="0.125cm" fo:padding-bottom="0.125cm" fo:padding-left="0.25cm" fo:padding-right="0.25cm" draw:shadow="hidden" draw:shadow-offset-x="0.3cm" draw:shadow-offset-y="0.3cm" draw:shadow-color="#808080"/>
    </style:style>
    <style:style style:name="gr40" style:family="graphic" style:parent-style-name="standard">
      <style:graphic-properties draw:stroke="solid" draw:stroke-dash="Dashed_20__28_var_29__20_109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>
      <style:graphic-properties draw:stroke="solid" draw:stroke-dash="Dashed_20__28_var_29__20_109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>
      <style:graphic-properties draw:stroke="none" draw:stroke-dash="Dashed_20__28_var_29__20_1098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height="true" draw:auto-grow-width="true" fo:min-height="0.38cm" fo:min-width="0.284cm" fo:padding-top="0.125cm" fo:padding-bottom="0.125cm" fo:padding-left="0.25cm" fo:padding-right="0.25cm" draw:shadow="hidden" draw:shadow-offset-x="0.3cm" draw:shadow-offset-y="0.3cm" draw:shadow-color="#808080"/>
    </style:style>
    <style:style style:name="gr43" style:family="graphic" style:parent-style-name="standard">
      <style:graphic-properties draw:stroke="none" draw:stroke-dash="Dashed_20__28_var_29__20_1099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height="true" draw:auto-grow-width="true" fo:min-height="0.38cm" fo:min-width="0.263cm" fo:padding-top="0.125cm" fo:padding-bottom="0.125cm" fo:padding-left="0.25cm" fo:padding-right="0.25cm" draw:shadow="hidden" draw:shadow-offset-x="0.3cm" draw:shadow-offset-y="0.3cm" draw:shadow-color="#808080"/>
    </style:style>
    <style:style style:name="gr44" style:family="graphic" style:parent-style-name="standard">
      <style:graphic-properties draw:stroke="none" draw:stroke-dash="Dashed_20__28_var_29__20_1100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height="true" draw:auto-grow-width="true" fo:min-height="0.38cm" fo:min-width="0.243cm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standard">
      <style:graphic-properties draw:stroke="none" draw:stroke-dash="Dashed_20__28_var_29__20_1101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height="true" draw:auto-grow-width="true" fo:min-height="0.38cm" fo:min-width="0.243cm" fo:padding-top="0.125cm" fo:padding-bottom="0.125cm" fo:padding-left="0.25cm" fo:padding-right="0.25cm" draw:shadow="hidden" draw:shadow-offset-x="0.3cm" draw:shadow-offset-y="0.3cm" draw:shadow-color="#808080"/>
    </style:style>
    <style:style style:name="gr46" style:family="graphic" style:parent-style-name="standard">
      <style:graphic-properties draw:stroke="none" draw:stroke-dash="Dashed_20__28_var_29__20_1102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38cm" fo:min-width="0.799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>
      <style:graphic-properties draw:stroke="none" draw:stroke-dash="Dashed_20__28_var_29__20_1103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38cm" fo:min-width="1.096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>
      <style:graphic-properties draw:stroke="none" draw:stroke-dash="Dashed_20__28_var_29__20_1104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38cm" fo:min-width="1.097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>
      <style:graphic-properties draw:stroke="solid" draw:stroke-dash="Dashed_20__28_var_29__20_1105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>
      <style:graphic-properties draw:stroke="solid" draw:stroke-dash="Dashed_20__28_var_29__20_1106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>
      <style:graphic-properties draw:stroke="solid" draw:stroke-dash="Dashed_20__28_var_29__20_1107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>
      <style:graphic-properties draw:stroke="solid" draw:stroke-dash="Dashed_20__28_var_29__20_1108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>
      <style:graphic-properties draw:stroke="solid" draw:stroke-dash="Dashed_20__28_var_29__20_1109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>
      <style:graphic-properties draw:stroke="none" draw:stroke-dash="Dashed_20__28_var_29__20_1110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height="true" draw:auto-grow-width="true" fo:min-height="0.38cm" fo:min-width="0.226cm" fo:padding-top="0.125cm" fo:padding-bottom="0.125cm" fo:padding-left="0.25cm" fo:padding-right="0.25cm" draw:shadow="hidden" draw:shadow-offset-x="0.3cm" draw:shadow-offset-y="0.3cm" draw:shadow-color="#808080"/>
    </style:style>
    <style:style style:name="gr55" style:family="graphic" style:parent-style-name="standard">
      <style:graphic-properties draw:stroke="none" draw:stroke-dash="Dashed_20__28_var_29__20_1111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height="true" draw:auto-grow-width="true" fo:min-height="0.38cm" fo:min-width="0.208cm" fo:padding-top="0.125cm" fo:padding-bottom="0.125cm" fo:padding-left="0.25cm" fo:padding-right="0.25cm" draw:shadow="hidden" draw:shadow-offset-x="0.3cm" draw:shadow-offset-y="0.3cm" draw:shadow-color="#808080"/>
    </style:style>
    <style:style style:name="gr56" style:family="graphic" style:parent-style-name="standard">
      <style:graphic-properties draw:stroke="none" draw:stroke-dash="Dashed_20__28_var_29__20_1112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height="true" draw:auto-grow-width="true" fo:min-height="0.38cm" fo:min-width="0.205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0075ba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ffe399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b5e08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c0598e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MS Gothic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12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9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MS Gothic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MS Gothic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2.961cm" svg:height="1.568cm" draw:transform="rotate (0.00122173047639603) translate (10.9086093081514cm 16.0993692269441cm)" svg:viewBox="0 0 2962 1569" draw:points="0,1171 2096,0 2962,1569">
            <text:p/>
          </draw:polygon>
          <draw:polygon draw:style-name="gr2" draw:text-style-name="P2" draw:layer="layout" svg:width="2.972cm" svg:height="2.492cm" svg:x="7.759cm" svg:y="13.931cm" svg:viewBox="0 0 2973 2493" draw:points="995,0 0,2481 2915,2493 2880,2493 2973,2493">
            <text:p/>
          </draw:polygon>
          <draw:polygon draw:style-name="gr3" draw:text-style-name="P3" draw:layer="layout" svg:width="3.136cm" svg:height="3.195cm" svg:x="10.99cm" svg:y="12.19cm" svg:viewBox="0 0 3137 3196" draw:points="1088,0 0,3196 3137,2704">
            <text:p/>
          </draw:polygon>
          <draw:polygon draw:style-name="gr4" draw:text-style-name="P4" draw:layer="layout" svg:width="2.505cm" svg:height="0.982cm" svg:x="7.894cm" svg:y="12.107cm" svg:viewBox="0 0 2506 983" draw:points="0,0 2506,562 176,983">
            <text:p/>
          </draw:polygon>
          <draw:line draw:style-name="gr5" draw:text-style-name="P5" draw:layer="layout" svg:x1="8.066cm" svg:y1="13.09cm" svg:x2="7.892cm" svg:y2="12.105cm">
            <text:p/>
          </draw:line>
          <draw:line draw:style-name="gr6" draw:text-style-name="P5" draw:layer="layout" svg:x1="7.892cm" svg:y1="12.105cm" svg:x2="10.429cm" svg:y2="12.673cm">
            <text:p/>
          </draw:line>
          <draw:line draw:style-name="gr7" draw:text-style-name="P5" draw:layer="layout" svg:x1="10.43cm" svg:y1="12.674cm" svg:x2="8.066cm" svg:y2="13.091cm">
            <text:p/>
          </draw:line>
          <draw:g>
            <draw:line draw:style-name="gr8" draw:text-style-name="P6" draw:layer="layout" svg:x1="8.03cm" svg:y1="12.891cm" svg:x2="8.227cm" svg:y2="12.856cm">
              <text:p/>
            </draw:line>
            <draw:line draw:style-name="gr9" draw:text-style-name="P6" draw:layer="layout" svg:x1="8.263cm" svg:y1="13.053cm" svg:x2="8.228cm" svg:y2="12.856cm">
              <text:p/>
            </draw:line>
          </draw:g>
          <draw:frame draw:style-name="gr10" draw:text-style-name="P8" draw:layer="layout" svg:width="0.724cm" svg:height="0.63cm" svg:x="7.564cm" svg:y="12.938cm">
            <draw:text-box>
              <text:p text:style-name="P7"><text:span text:style-name="T1">B</text:span></text:p>
            </draw:text-box>
          </draw:frame>
          <draw:frame draw:style-name="gr11" draw:text-style-name="P8" draw:layer="layout" svg:width="0.726cm" svg:height="0.63cm" svg:x="7.384cm" svg:y="11.64cm">
            <draw:text-box>
              <text:p text:style-name="P7"><text:span text:style-name="T1">C</text:span></text:p>
            </draw:text-box>
          </draw:frame>
          <draw:frame draw:style-name="gr12" draw:text-style-name="P8" draw:layer="layout" svg:width="0.724cm" svg:height="0.63cm" svg:x="10.252cm" svg:y="12.284cm">
            <draw:text-box>
              <text:p text:style-name="P7"><text:span text:style-name="T1">A</text:span></text:p>
            </draw:text-box>
          </draw:frame>
          <draw:frame draw:style-name="gr13" draw:text-style-name="P8" draw:layer="layout" svg:width="1.096cm" svg:height="0.38cm" svg:x="6.786cm" svg:y="12.31cm">
            <draw:text-box>
              <text:p text:style-name="P7"><text:span text:style-name="T1">3,9 cm</text:span></text:p>
            </draw:text-box>
          </draw:frame>
          <draw:frame draw:style-name="gr14" draw:text-style-name="P8" draw:layer="layout" svg:width="1.597cm" svg:height="0.63cm" svg:x="8.515cm" svg:y="11.799cm">
            <draw:text-box>
              <text:p text:style-name="P7"><text:span text:style-name="T1">8,9 cm</text:span></text:p>
            </draw:text-box>
          </draw:frame>
          <draw:frame draw:style-name="gr15" draw:text-style-name="P8" draw:layer="layout" svg:width="1.299cm" svg:height="0.63cm" svg:x="8.619cm" svg:y="12.834cm">
            <draw:text-box>
              <text:p text:style-name="P7"><text:span text:style-name="T1">8 cm</text:span></text:p>
            </draw:text-box>
          </draw:frame>
          <draw:line draw:style-name="gr16" draw:text-style-name="P6" draw:layer="layout" svg:x1="10.979cm" svg:y1="15.397cm" svg:x2="12.086cm" svg:y2="12.183cm">
            <text:p/>
          </draw:line>
          <draw:line draw:style-name="gr17" draw:text-style-name="P6" draw:layer="layout" svg:x1="12.084cm" svg:y1="12.183cm" svg:x2="14.137cm" svg:y2="14.893cm">
            <text:p/>
          </draw:line>
          <draw:line draw:style-name="gr18" draw:text-style-name="P6" draw:layer="layout" svg:x1="14.136cm" svg:y1="14.889cm" svg:x2="10.976cm" svg:y2="15.393cm">
            <text:p/>
          </draw:line>
          <draw:line draw:style-name="gr19" draw:text-style-name="P6" draw:layer="layout" svg:x1="11.771cm" svg:y1="13.684cm" svg:x2="11.433cm" svg:y2="13.75cm">
            <text:p/>
          </draw:line>
          <draw:line draw:style-name="gr20" draw:text-style-name="P6" draw:layer="layout" svg:x1="11.733cm" svg:y1="13.788cm" svg:x2="11.395cm" svg:y2="13.854cm">
            <text:p/>
          </draw:line>
          <draw:frame draw:style-name="gr21" draw:text-style-name="P8" draw:layer="layout" svg:width="1.498cm" svg:height="0.63cm" svg:x="10.356cm" svg:y="12.979cm">
            <draw:text-box>
              <text:p text:style-name="P7"><text:span text:style-name="T1">17 cm</text:span></text:p>
            </draw:text-box>
          </draw:frame>
          <draw:frame draw:style-name="gr22" draw:text-style-name="P8" draw:layer="layout" svg:width="1.498cm" svg:height="0.63cm" svg:x="12.789cm" svg:y="12.979cm">
            <draw:text-box>
              <text:p text:style-name="P7"><text:span text:style-name="T1">17 cm</text:span></text:p>
            </draw:text-box>
          </draw:frame>
          <draw:frame draw:style-name="gr23" draw:text-style-name="P8" draw:layer="layout" svg:width="1.498cm" svg:height="0.63cm" svg:x="11.937cm" svg:y="15.087cm">
            <draw:text-box>
              <text:p text:style-name="P7"><text:span text:style-name="T1">16 cm</text:span></text:p>
            </draw:text-box>
          </draw:frame>
          <draw:frame draw:style-name="gr24" draw:text-style-name="P8" draw:layer="layout" svg:width="0.75cm" svg:height="0.63cm" svg:x="10.517cm" svg:y="15.277cm">
            <draw:text-box>
              <text:p text:style-name="P7"><text:span text:style-name="T1">D</text:span></text:p>
            </draw:text-box>
          </draw:frame>
          <draw:frame draw:style-name="gr25" draw:text-style-name="P8" draw:layer="layout" svg:width="0.687cm" svg:height="0.63cm" svg:x="11.818cm" svg:y="11.728cm">
            <draw:text-box>
              <text:p text:style-name="P7"><text:span text:style-name="T1">F</text:span></text:p>
            </draw:text-box>
          </draw:frame>
          <draw:frame draw:style-name="gr26" draw:text-style-name="P8" draw:layer="layout" svg:width="0.705cm" svg:height="0.63cm" svg:x="13.84cm" svg:y="14.864cm">
            <draw:text-box>
              <text:p text:style-name="P7"><text:span text:style-name="T1">E</text:span></text:p>
            </draw:text-box>
          </draw:frame>
          <draw:g>
            <draw:line draw:style-name="gr27" draw:text-style-name="P6" draw:layer="layout" svg:x1="12.537cm" svg:y1="14.974cm" svg:x2="12.702cm" svg:y2="14.947cm">
              <text:p/>
            </draw:line>
            <draw:line draw:style-name="gr28" draw:text-style-name="P6" draw:layer="layout" svg:x1="12.728cm" svg:y1="15.112cm" svg:x2="12.701cm" svg:y2="14.947cm">
              <text:p/>
            </draw:line>
          </draw:g>
          <draw:line draw:style-name="gr29" draw:text-style-name="P6" draw:layer="layout" svg:x1="12.084cm" svg:y1="12.183cm" svg:x2="12.557cm" svg:y2="15.145cm">
            <text:p/>
          </draw:line>
          <draw:frame draw:style-name="gr30" draw:text-style-name="P8" draw:layer="layout" svg:width="1.498cm" svg:height="0.63cm" svg:x="12.238cm" svg:y="13.887cm">
            <draw:text-box>
              <text:p text:style-name="P7"><text:span text:style-name="T1">15 cm</text:span></text:p>
            </draw:text-box>
          </draw:frame>
          <draw:line draw:style-name="gr31" draw:text-style-name="P6" draw:layer="layout" svg:x1="13.271cm" svg:y1="13.483cm" svg:x2="12.933cm" svg:y2="13.549cm">
            <text:p/>
          </draw:line>
          <draw:line draw:style-name="gr32" draw:text-style-name="P6" draw:layer="layout" svg:x1="13.232cm" svg:y1="13.589cm" svg:x2="12.894cm" svg:y2="13.655cm">
            <text:p/>
          </draw:line>
          <draw:line draw:style-name="gr33" draw:text-style-name="P5" draw:layer="layout" svg:x1="7.754cm" svg:y1="16.413cm" svg:x2="10.738cm" svg:y2="16.413cm">
            <text:p/>
          </draw:line>
          <draw:line draw:style-name="gr34" draw:text-style-name="P5" draw:layer="layout" svg:x1="7.754cm" svg:y1="16.413cm" svg:x2="8.75cm" svg:y2="13.923cm">
            <text:p/>
          </draw:line>
          <draw:line draw:style-name="gr35" draw:text-style-name="P5" draw:layer="layout" svg:x1="8.749cm" svg:y1="13.931cm" svg:x2="10.737cm" svg:y2="16.416cm">
            <text:p/>
          </draw:line>
          <draw:line draw:style-name="gr36" draw:text-style-name="P5" draw:layer="layout" svg:x1="8.749cm" svg:y1="16.413cm" svg:x2="8.749cm" svg:y2="13.933cm">
            <text:p/>
          </draw:line>
          <draw:frame draw:style-name="gr37" draw:text-style-name="P8" draw:layer="layout" svg:width="1.597cm" svg:height="0.63cm" svg:x="8.984cm" svg:y="16.364cm">
            <draw:text-box>
              <text:p text:style-name="P7"><text:span text:style-name="T1">4,3 cm</text:span></text:p>
            </draw:text-box>
          </draw:frame>
          <draw:frame draw:style-name="gr38" draw:text-style-name="P8" draw:layer="layout" svg:width="1.299cm" svg:height="0.63cm" svg:x="7.516cm" svg:y="16.364cm">
            <draw:text-box>
              <text:p text:style-name="P7"><text:span text:style-name="T1">2 cm</text:span></text:p>
            </draw:text-box>
          </draw:frame>
          <draw:frame draw:style-name="gr39" draw:text-style-name="P8" draw:layer="layout" svg:width="1.597cm" svg:height="0.63cm" svg:x="8.511cm" svg:y="15.076cm">
            <draw:text-box>
              <text:p text:style-name="P7"><text:span text:style-name="T1">5,2 cm</text:span></text:p>
            </draw:text-box>
          </draw:frame>
          <draw:g>
            <draw:line draw:style-name="gr40" draw:text-style-name="P6" draw:layer="layout" svg:x1="8.73cm" svg:y1="16.224cm" svg:x2="8.93cm" svg:y2="16.224cm">
              <text:p/>
            </draw:line>
            <draw:line draw:style-name="gr41" draw:text-style-name="P6" draw:layer="layout" svg:x1="8.923cm" svg:y1="16.212cm" svg:x2="8.923cm" svg:y2="16.412cm">
              <text:p/>
            </draw:line>
          </draw:g>
          <draw:frame draw:style-name="gr42" draw:text-style-name="P8" draw:layer="layout" svg:width="0.784cm" svg:height="0.63cm" svg:x="7.102cm" svg:y="16.014cm">
            <draw:text-box>
              <text:p text:style-name="P7"><text:span text:style-name="T1">M</text:span></text:p>
            </draw:text-box>
          </draw:frame>
          <draw:frame draw:style-name="gr43" draw:text-style-name="P8" draw:layer="layout" svg:width="0.763cm" svg:height="0.63cm" svg:x="8.354cm" svg:y="13.34cm">
            <draw:text-box>
              <text:p text:style-name="P7"><text:span text:style-name="T1">O</text:span></text:p>
            </draw:text-box>
          </draw:frame>
          <draw:frame draw:style-name="gr44" draw:text-style-name="P8" draw:layer="layout" svg:width="0.743cm" svg:height="0.63cm" svg:x="8.458cm" svg:y="16.295cm">
            <draw:text-box>
              <text:p text:style-name="P7"><text:span text:style-name="T1">H</text:span></text:p>
            </draw:text-box>
          </draw:frame>
          <draw:frame draw:style-name="gr45" draw:text-style-name="P8" draw:layer="layout" svg:width="0.743cm" svg:height="0.63cm" svg:x="10.495cm" svg:y="16.175cm">
            <draw:text-box>
              <text:p text:style-name="P7"><text:span text:style-name="T1">N</text:span></text:p>
            </draw:text-box>
          </draw:frame>
          <draw:g>
            <draw:g>
              <draw:frame draw:style-name="gr46" draw:text-style-name="P10" draw:layer="layout" svg:width="1.299cm" svg:height="0.63cm" svg:x="11.656cm" svg:y="17.618cm">
                <draw:text-box>
                  <text:p text:style-name="P9"><text:span text:style-name="T2">2 cm</text:span></text:p>
                </draw:text-box>
              </draw:frame>
              <draw:frame draw:style-name="gr47" draw:text-style-name="P10" draw:layer="layout" svg:width="1.096cm" svg:height="0.38cm" svg:x="13.489cm" svg:y="16.589cm">
                <draw:text-box>
                  <text:p text:style-name="P9"><text:span text:style-name="T2">1,2 cm</text:span></text:p>
                </draw:text-box>
              </draw:frame>
              <draw:frame draw:style-name="gr48" draw:text-style-name="P10" draw:layer="layout" svg:width="1.597cm" svg:height="0.63cm" svg:x="10.956cm" svg:y="16.009cm">
                <draw:text-box>
                  <text:p text:style-name="P9"><text:span text:style-name="T2">1,6 cm</text:span></text:p>
                </draw:text-box>
              </draw:frame>
              <draw:g>
                <draw:line draw:style-name="gr49" draw:text-style-name="P6" draw:layer="layout" svg:x1="12.994cm" svg:y1="16.097cm" svg:x2="13.879cm" svg:y2="17.665cm">
                  <text:p/>
                </draw:line>
                <draw:line draw:style-name="gr50" draw:text-style-name="P6" draw:layer="layout" svg:x1="13.879cm" svg:y1="17.665cm" svg:x2="10.904cm" svg:y2="17.277cm">
                  <text:p/>
                </draw:line>
                <draw:line draw:style-name="gr51" draw:text-style-name="P6" draw:layer="layout" svg:x1="10.904cm" svg:y1="17.277cm" svg:x2="12.994cm" svg:y2="16.097cm">
                  <text:p/>
                </draw:line>
                <draw:line draw:style-name="gr52" draw:text-style-name="P6" draw:layer="layout" svg:x1="12.833cm" svg:y1="16.194cm" svg:x2="12.931cm" svg:y2="16.368cm">
                  <text:p/>
                </draw:line>
                <draw:line draw:style-name="gr53" draw:text-style-name="P6" draw:layer="layout" svg:x1="12.917cm" svg:y1="16.366cm" svg:x2="13.091cm" svg:y2="16.268cm">
                  <text:p/>
                </draw:line>
              </draw:g>
            </draw:g>
            <draw:frame draw:style-name="gr54" draw:text-style-name="P8" draw:layer="layout" svg:width="0.726cm" svg:height="0.63cm" svg:x="10.499cm" svg:y="17.297cm">
              <draw:text-box>
                <text:p text:style-name="P7"><text:span text:style-name="T1">R</text:span></text:p>
              </draw:text-box>
            </draw:frame>
            <draw:frame draw:style-name="gr55" draw:text-style-name="P8" draw:layer="layout" svg:width="0.708cm" svg:height="0.63cm" svg:x="13.547cm" svg:y="17.648cm">
              <draw:text-box>
                <text:p text:style-name="P7"><text:span text:style-name="T1">S</text:span></text:p>
              </draw:text-box>
            </draw:frame>
            <draw:frame draw:style-name="gr56" draw:text-style-name="P8" draw:layer="layout" svg:width="0.705cm" svg:height="0.63cm" svg:x="12.637cm" svg:y="15.519cm">
              <draw:text-box>
                <text:p text:style-name="P7"><text:span text:style-name="T1">T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061" draw:display-name="Dashed (var) 1061" draw:style="rect" draw:dots1="1" draw:dots1-length="0.002cm" draw:dots2="1" draw:dots2-length="0.002cm" draw:distance="0.002cm"/>
    <draw:stroke-dash draw:name="Dashed_20__28_var_29__20_1062" draw:display-name="Dashed (var) 1062" draw:style="rect" draw:dots1="1" draw:dots1-length="0.002cm" draw:dots2="1" draw:dots2-length="0.002cm" draw:distance="0.002cm"/>
    <draw:stroke-dash draw:name="Dashed_20__28_var_29__20_1063" draw:display-name="Dashed (var) 1063" draw:style="rect" draw:dots1="1" draw:dots1-length="0.002cm" draw:dots2="1" draw:dots2-length="0.002cm" draw:distance="0.002cm"/>
    <draw:stroke-dash draw:name="Dashed_20__28_var_29__20_1064" draw:display-name="Dashed (var) 1064" draw:style="rect" draw:dots1="1" draw:dots1-length="0.002cm" draw:dots2="1" draw:dots2-length="0.002cm" draw:distance="0.002cm"/>
    <draw:stroke-dash draw:name="Dashed_20__28_var_29__20_1065" draw:display-name="Dashed (var) 1065" draw:style="rect" draw:dots1="1" draw:dots1-length="0.002cm" draw:dots2="1" draw:dots2-length="0.002cm" draw:distance="0.002cm"/>
    <draw:stroke-dash draw:name="Dashed_20__28_var_29__20_1066" draw:display-name="Dashed (var) 1066" draw:style="rect" draw:dots1="1" draw:dots1-length="0.002cm" draw:dots2="1" draw:dots2-length="0.002cm" draw:distance="0.002cm"/>
    <draw:stroke-dash draw:name="Dashed_20__28_var_29__20_1067" draw:display-name="Dashed (var) 1067" draw:style="rect" draw:dots1="1" draw:dots1-length="0.002cm" draw:dots2="1" draw:dots2-length="0.002cm" draw:distance="0.002cm"/>
    <draw:stroke-dash draw:name="Dashed_20__28_var_29__20_1068" draw:display-name="Dashed (var) 1068" draw:style="rect" draw:dots1="1" draw:dots1-length="0.002cm" draw:dots2="1" draw:dots2-length="0.002cm" draw:distance="0.002cm"/>
    <draw:stroke-dash draw:name="Dashed_20__28_var_29__20_1069" draw:display-name="Dashed (var) 1069" draw:style="rect" draw:dots1="1" draw:dots1-length="0.002cm" draw:dots2="1" draw:dots2-length="0.002cm" draw:distance="0.002cm"/>
    <draw:stroke-dash draw:name="Dashed_20__28_var_29__20_1070" draw:display-name="Dashed (var) 1070" draw:style="rect" draw:dots1="1" draw:dots1-length="0.002cm" draw:dots2="1" draw:dots2-length="0.002cm" draw:distance="0.002cm"/>
    <draw:stroke-dash draw:name="Dashed_20__28_var_29__20_1071" draw:display-name="Dashed (var) 1071" draw:style="rect" draw:dots1="1" draw:dots1-length="0.002cm" draw:dots2="1" draw:dots2-length="0.002cm" draw:distance="0.002cm"/>
    <draw:stroke-dash draw:name="Dashed_20__28_var_29__20_1072" draw:display-name="Dashed (var) 1072" draw:style="rect" draw:dots1="1" draw:dots1-length="0.002cm" draw:dots2="1" draw:dots2-length="0.002cm" draw:distance="0.002cm"/>
    <draw:stroke-dash draw:name="Dashed_20__28_var_29__20_1073" draw:display-name="Dashed (var) 1073" draw:style="rect" draw:dots1="1" draw:dots1-length="0.002cm" draw:dots2="1" draw:dots2-length="0.002cm" draw:distance="0.002cm"/>
    <draw:stroke-dash draw:name="Dashed_20__28_var_29__20_1074" draw:display-name="Dashed (var) 1074" draw:style="rect" draw:dots1="1" draw:dots1-length="0.002cm" draw:dots2="1" draw:dots2-length="0.002cm" draw:distance="0.002cm"/>
    <draw:stroke-dash draw:name="Dashed_20__28_var_29__20_1075" draw:display-name="Dashed (var) 1075" draw:style="rect" draw:dots1="1" draw:dots1-length="0.002cm" draw:dots2="1" draw:dots2-length="0.002cm" draw:distance="0.002cm"/>
    <draw:stroke-dash draw:name="Dashed_20__28_var_29__20_1076" draw:display-name="Dashed (var) 1076" draw:style="rect" draw:dots1="1" draw:dots1-length="0.002cm" draw:dots2="1" draw:dots2-length="0.002cm" draw:distance="0.002cm"/>
    <draw:stroke-dash draw:name="Dashed_20__28_var_29__20_1077" draw:display-name="Dashed (var) 1077" draw:style="rect" draw:dots1="1" draw:dots1-length="0.002cm" draw:dots2="1" draw:dots2-length="0.002cm" draw:distance="0.002cm"/>
    <draw:stroke-dash draw:name="Dashed_20__28_var_29__20_1078" draw:display-name="Dashed (var) 1078" draw:style="rect" draw:dots1="1" draw:dots1-length="0.002cm" draw:dots2="1" draw:dots2-length="0.002cm" draw:distance="0.002cm"/>
    <draw:stroke-dash draw:name="Dashed_20__28_var_29__20_1079" draw:display-name="Dashed (var) 1079" draw:style="rect" draw:dots1="1" draw:dots1-length="0.002cm" draw:dots2="1" draw:dots2-length="0.002cm" draw:distance="0.002cm"/>
    <draw:stroke-dash draw:name="Dashed_20__28_var_29__20_1080" draw:display-name="Dashed (var) 1080" draw:style="rect" draw:dots1="1" draw:dots1-length="0.002cm" draw:dots2="1" draw:dots2-length="0.002cm" draw:distance="0.002cm"/>
    <draw:stroke-dash draw:name="Dashed_20__28_var_29__20_1081" draw:display-name="Dashed (var) 1081" draw:style="rect" draw:dots1="1" draw:dots1-length="0.002cm" draw:dots2="1" draw:dots2-length="0.002cm" draw:distance="0.002cm"/>
    <draw:stroke-dash draw:name="Dashed_20__28_var_29__20_1082" draw:display-name="Dashed (var) 1082" draw:style="rect" draw:dots1="1" draw:dots1-length="0.002cm" draw:dots2="1" draw:dots2-length="0.002cm" draw:distance="0.002cm"/>
    <draw:stroke-dash draw:name="Dashed_20__28_var_29__20_1083" draw:display-name="Dashed (var) 1083" draw:style="rect" draw:dots1="1" draw:dots1-length="0.002cm" draw:dots2="1" draw:dots2-length="0.002cm" draw:distance="0.002cm"/>
    <draw:stroke-dash draw:name="Dashed_20__28_var_29__20_1084" draw:display-name="Dashed (var) 1084" draw:style="rect" draw:dots1="1" draw:dots1-length="0.002cm" draw:dots2="1" draw:dots2-length="0.002cm" draw:distance="0.002cm"/>
    <draw:stroke-dash draw:name="Dashed_20__28_var_29__20_1085" draw:display-name="Dashed (var) 1085" draw:style="rect" draw:dots1="1" draw:dots1-length="0.002cm" draw:dots2="1" draw:dots2-length="0.002cm" draw:distance="0.002cm"/>
    <draw:stroke-dash draw:name="Dashed_20__28_var_29__20_1086" draw:display-name="Dashed (var) 1086" draw:style="rect" draw:dots1="1" draw:dots1-length="0.002cm" draw:dots2="1" draw:dots2-length="0.002cm" draw:distance="0.002cm"/>
    <draw:stroke-dash draw:name="Dashed_20__28_var_29__20_1087" draw:display-name="Dashed (var) 1087" draw:style="rect" draw:dots1="1" draw:dots1-length="0.002cm" draw:dots2="1" draw:dots2-length="0.002cm" draw:distance="0.002cm"/>
    <draw:stroke-dash draw:name="Dashed_20__28_var_29__20_1088" draw:display-name="Dashed (var) 1088" draw:style="rect" draw:dots1="1" draw:dots1-length="0.002cm" draw:dots2="1" draw:dots2-length="0.002cm" draw:distance="0.002cm"/>
    <draw:stroke-dash draw:name="Dashed_20__28_var_29__20_1089" draw:display-name="Dashed (var) 1089" draw:style="rect" draw:dots1="1" draw:dots1-length="0.002cm" draw:dots2="1" draw:dots2-length="0.002cm" draw:distance="0.002cm"/>
    <draw:stroke-dash draw:name="Dashed_20__28_var_29__20_1090" draw:display-name="Dashed (var) 1090" draw:style="rect" draw:dots1="1" draw:dots1-length="0.002cm" draw:dots2="1" draw:dots2-length="0.002cm" draw:distance="0.002cm"/>
    <draw:stroke-dash draw:name="Dashed_20__28_var_29__20_1091" draw:display-name="Dashed (var) 1091" draw:style="rect" draw:dots1="1" draw:dots1-length="0.002cm" draw:dots2="1" draw:dots2-length="0.002cm" draw:distance="0.002cm"/>
    <draw:stroke-dash draw:name="Dashed_20__28_var_29__20_1092" draw:display-name="Dashed (var) 1092" draw:style="rect" draw:dots1="1" draw:dots1-length="0.002cm" draw:dots2="1" draw:dots2-length="0.002cm" draw:distance="0.002cm"/>
    <draw:stroke-dash draw:name="Dashed_20__28_var_29__20_1093" draw:display-name="Dashed (var) 1093" draw:style="rect" draw:dots1="1" draw:dots1-length="0.002cm" draw:dots2="1" draw:dots2-length="0.002cm" draw:distance="0.002cm"/>
    <draw:stroke-dash draw:name="Dashed_20__28_var_29__20_1094" draw:display-name="Dashed (var) 1094" draw:style="rect" draw:dots1="1" draw:dots1-length="0.002cm" draw:dots2="1" draw:dots2-length="0.002cm" draw:distance="0.002cm"/>
    <draw:stroke-dash draw:name="Dashed_20__28_var_29__20_1095" draw:display-name="Dashed (var) 1095" draw:style="rect" draw:dots1="1" draw:dots1-length="0.002cm" draw:dots2="1" draw:dots2-length="0.002cm" draw:distance="0.002cm"/>
    <draw:stroke-dash draw:name="Dashed_20__28_var_29__20_1096" draw:display-name="Dashed (var) 1096" draw:style="rect" draw:dots1="1" draw:dots1-length="0.002cm" draw:dots2="1" draw:dots2-length="0.002cm" draw:distance="0.002cm"/>
    <draw:stroke-dash draw:name="Dashed_20__28_var_29__20_1097" draw:display-name="Dashed (var) 1097" draw:style="rect" draw:dots1="1" draw:dots1-length="0.002cm" draw:dots2="1" draw:dots2-length="0.002cm" draw:distance="0.002cm"/>
    <draw:stroke-dash draw:name="Dashed_20__28_var_29__20_1098" draw:display-name="Dashed (var) 1098" draw:style="rect" draw:dots1="1" draw:dots1-length="0.002cm" draw:dots2="1" draw:dots2-length="0.002cm" draw:distance="0.002cm"/>
    <draw:stroke-dash draw:name="Dashed_20__28_var_29__20_1099" draw:display-name="Dashed (var) 1099" draw:style="rect" draw:dots1="1" draw:dots1-length="0.002cm" draw:dots2="1" draw:dots2-length="0.002cm" draw:distance="0.002cm"/>
    <draw:stroke-dash draw:name="Dashed_20__28_var_29__20_1100" draw:display-name="Dashed (var) 1100" draw:style="rect" draw:dots1="1" draw:dots1-length="0.002cm" draw:dots2="1" draw:dots2-length="0.002cm" draw:distance="0.002cm"/>
    <draw:stroke-dash draw:name="Dashed_20__28_var_29__20_1101" draw:display-name="Dashed (var) 1101" draw:style="rect" draw:dots1="1" draw:dots1-length="0.002cm" draw:dots2="1" draw:dots2-length="0.002cm" draw:distance="0.002cm"/>
    <draw:stroke-dash draw:name="Dashed_20__28_var_29__20_1102" draw:display-name="Dashed (var) 1102" draw:style="rect" draw:dots1="1" draw:dots1-length="0.002cm" draw:dots2="1" draw:dots2-length="0.002cm" draw:distance="0.002cm"/>
    <draw:stroke-dash draw:name="Dashed_20__28_var_29__20_1103" draw:display-name="Dashed (var) 1103" draw:style="rect" draw:dots1="1" draw:dots1-length="0.002cm" draw:dots2="1" draw:dots2-length="0.002cm" draw:distance="0.002cm"/>
    <draw:stroke-dash draw:name="Dashed_20__28_var_29__20_1104" draw:display-name="Dashed (var) 1104" draw:style="rect" draw:dots1="1" draw:dots1-length="0.002cm" draw:dots2="1" draw:dots2-length="0.002cm" draw:distance="0.002cm"/>
    <draw:stroke-dash draw:name="Dashed_20__28_var_29__20_1105" draw:display-name="Dashed (var) 1105" draw:style="rect" draw:dots1="1" draw:dots1-length="0.002cm" draw:dots2="1" draw:dots2-length="0.002cm" draw:distance="0.002cm"/>
    <draw:stroke-dash draw:name="Dashed_20__28_var_29__20_1106" draw:display-name="Dashed (var) 1106" draw:style="rect" draw:dots1="1" draw:dots1-length="0.002cm" draw:dots2="1" draw:dots2-length="0.002cm" draw:distance="0.002cm"/>
    <draw:stroke-dash draw:name="Dashed_20__28_var_29__20_1107" draw:display-name="Dashed (var) 1107" draw:style="rect" draw:dots1="1" draw:dots1-length="0.002cm" draw:dots2="1" draw:dots2-length="0.002cm" draw:distance="0.002cm"/>
    <draw:stroke-dash draw:name="Dashed_20__28_var_29__20_1108" draw:display-name="Dashed (var) 1108" draw:style="rect" draw:dots1="1" draw:dots1-length="0.002cm" draw:dots2="1" draw:dots2-length="0.002cm" draw:distance="0.002cm"/>
    <draw:stroke-dash draw:name="Dashed_20__28_var_29__20_1109" draw:display-name="Dashed (var) 1109" draw:style="rect" draw:dots1="1" draw:dots1-length="0.002cm" draw:dots2="1" draw:dots2-length="0.002cm" draw:distance="0.002cm"/>
    <draw:stroke-dash draw:name="Dashed_20__28_var_29__20_1110" draw:display-name="Dashed (var) 1110" draw:style="rect" draw:dots1="1" draw:dots1-length="0.002cm" draw:dots2="1" draw:dots2-length="0.002cm" draw:distance="0.002cm"/>
    <draw:stroke-dash draw:name="Dashed_20__28_var_29__20_1111" draw:display-name="Dashed (var) 1111" draw:style="rect" draw:dots1="1" draw:dots1-length="0.002cm" draw:dots2="1" draw:dots2-length="0.002cm" draw:distance="0.002cm"/>
    <draw:stroke-dash draw:name="Dashed_20__28_var_29__20_1112" draw:display-name="Dashed (var) 1112" draw:style="rect" draw:dots1="1" draw:dots1-length="0.002cm" draw:dots2="1" draw:dots2-length="0.002cm" draw:distance="0.0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1:34:09.400587987</meta:creation-date>
    <dc:date>2018-03-22T11:34:37.736210345</dc:date>
    <meta:editing-duration>PT30S</meta:editing-duration>
    <meta:editing-cycles>1</meta:editing-cycles>
    <meta:document-statistic meta:object-count="63"/>
    <meta:generator>LibreOffice/6.0.0.3$MacOSX_X86_64 LibreOffice_project/64a0f66915f38c6217de274f0aa8e15618924765</meta:generator>
  </office:meta>
</office:document-meta>
</file>